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ing_5f_1">
      <style:text-properties officeooo:paragraph-rsid="004489d6"/>
    </style:style>
    <style:style style:name="P2" style:family="paragraph" style:parent-style-name="_5f_text">
      <style:text-properties fo:language="en" fo:country="US" officeooo:rsid="004356df"/>
    </style:style>
    <style:style style:name="P3" style:family="paragraph" style:parent-style-name="_5f_text">
      <style:text-properties fo:language="ru" fo:country="RU" officeooo:rsid="0041e156" officeooo:paragraph-rsid="004489d6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Экспорт</text:p>
      <text:p text:style-name="P3">В ES6 есть два вида экспорта:</text:p>
      <text:p text:style-name="P3"/>
      <text:p text:style-name="P3"><text:span text:style-name="_5f_bold">Именованный экспорт </text:span>- например, <text:span text:style-name="_5f_bold">export function func() {} </text:span>именованный экспорт с именем <text:span text:style-name="_5f_bold">func</text:span>. Именованные модули можно импортировать с помощью. <text:span text:style-name="_5f_bold">import { exportName } from 'module';</text:span>.В этом случае имя импорта должно совпадать с именем экспорта. Чтобы импортировать функцию в примере, вам нужно будет использовать <text:span text:style-name="_5f_bold">import { func } from 'module'</text:span>;. В одном модуле может быть несколько именованных экспортов.</text:p>
      <text:p text:style-name="P3"/>
      <text:p text:style-name="P3"><text:span text:style-name="_5f_bold">Экспорт по умолчанию</text:span> - это значение, которое будет импортировано из модуля, если вы используете простой оператор импорта <text:span text:style-name="_5f_bold">import X from 'module'</text:span>. <text:span text:style-name="_5f_bold">X</text:span> - это имя, которое будет присвоено локально переменной, которая будет содержать значение, и ее не нужно называть как исходный экспорт. По умолчанию может быть только один экспорт.</text:p>
      <text:p text:style-name="P3"/>
      <text:p text:style-name="P3">Модуль может содержать как именованный экспорт, так и экспорт по умолчанию, и их можно импортировать вместе с помощью import defaultExport, { namedExport1, namedExport3, etc... } from 'module';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18pt"/>
    </style:style>
    <style:style style:name="_5f_heading_5f_2" style:display-name="_heading_2" style:family="paragraph" style:parent-style-name="_5f_heading_5f_1">
      <style:text-properties fo:font-variant="normal" fo:text-transform="none" fo:font-size="16pt"/>
    </style:style>
    <style:style style:name="_5f_code" style:display-name="_code" style:family="paragraph" style:master-page-name="">
      <style:paragraph-properties fo:margin-left="0.101cm" fo:margin-right="0cm" fo:margin-top="0cm" fo:margin-bottom="0.199cm" style:contextual-spacing="true" fo:text-indent="0cm" style:auto-text-indent="false" style:page-number="auto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4pt"/>
    </style:style>
    <style:style style:name="_5f_heading_5f_4" style:display-name="_heading_4" style:family="paragraph" style:parent-style-name="_5f_heading_5f_3">
      <style:text-properties fo:font-size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5T18:31:50.785000000</dc:date>
    <meta:editing-duration>PT4H55M23S</meta:editing-duration>
    <meta:editing-cycles>31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5" meta:word-count="140" meta:character-count="956" meta:non-whitespace-character-count="821"/>
  </office:meta>
</office:document-meta>
</file>